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463cm" draw:marker-end-width="0.463cm" draw:fill="solid" draw:fill-color="#65c295" draw:textarea-horizontal-align="justify" draw:textarea-vertical-align="middle" draw:auto-grow-height="false" fo:min-height="0.828cm" fo:min-width="0.938cm" fo:padding-top="0.175cm" fo:padding-bottom="0.175cm" fo:padding-left="0.3cm" fo:padding-right="0.3cm"/>
    </style:style>
    <style:style style:name="gr2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justify" draw:textarea-vertical-align="middle" draw:auto-grow-height="false" fo:min-height="16.567cm" fo:min-width="23.528cm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0.817cm" fo:min-width="1.734cm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172cm" fo:min-width="2.7cm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426cm" fo:min-width="3.208cm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3cm"/>
    </style:style>
    <style:style style:name="gr9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299cm" fo:min-width="4.224cm" fo:padding-top="0.176cm" fo:padding-bottom="0.176cm" fo:padding-left="0.301cm" fo:padding-right="0.301cm"/>
    </style:style>
    <style:style style:name="gr11" style:family="graphic" style:parent-style-name="standard">
      <style:graphic-properties svg:stroke-width="0.102cm" svg:stroke-color="#000000" draw:marker-start-width="0.463cm" draw:marker-end-width="0.463cm" draw:fill="solid" draw:fill-color="#65c295" draw:textarea-horizontal-align="justify" draw:textarea-vertical-align="middle" draw:auto-grow-height="false" fo:min-height="0.908cm" fo:min-width="1.196cm" fo:padding-top="0.175cm" fo:padding-bottom="0.175cm" fo:padding-left="0.3cm" fo:padding-right="0.3cm"/>
    </style:style>
    <style:style style:name="gr12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553cm" fo:min-width="3.335cm" fo:padding-top="0.176cm" fo:padding-bottom="0.176cm" fo:padding-left="0.301cm" fo:padding-right="0.301cm"/>
    </style:style>
    <style:style style:name="gr13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553cm" fo:min-width="2.573cm" fo:padding-top="0.176cm" fo:padding-bottom="0.176cm" fo:padding-left="0.301cm" fo:padding-right="0.301cm"/>
    </style:style>
    <style:style style:name="gr14" style:family="graphic" style:parent-style-name="standard">
      <style:graphic-properties svg:stroke-width="0.102cm" svg:stroke-color="#000000" draw:marker-start-width="0.463cm" draw:marker-end-width="0.463cm" draw:fill="solid" draw:fill-color="#fff450" draw:textarea-horizontal-align="justify" draw:textarea-vertical-align="middle" draw:auto-grow-height="false" fo:min-height="0.908cm" fo:min-width="1.018cm" fo:padding-top="0.175cm" fo:padding-bottom="0.175cm" fo:padding-left="0.3cm" fo:padding-right="0.3cm"/>
    </style:style>
    <style:style style:name="gr15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172cm" fo:min-width="2.827cm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-width="0.509cm" draw:marker-end-width="0.509cm" draw:textarea-horizontal-align="justify" draw:textarea-vertical-align="middle" draw:auto-grow-height="false" fo:min-height="1.172cm" fo:min-width="2.446cm" fo:padding-top="0.176cm" fo:padding-bottom="0.176cm" fo:padding-left="0.301cm" fo:padding-right="0.301cm"/>
    </style:style>
    <style:style style:name="gr17" style:family="graphic" style:parent-style-name="standard">
      <style:graphic-properties svg:stroke-width="0.102cm" svg:stroke-color="#000000" draw:marker-start-width="0.509cm" draw:marker-end-width="0.509cm" draw:fill="solid" draw:fill-color="#fff450" draw:textarea-horizontal-align="justify" draw:textarea-vertical-align="middle" draw:auto-grow-height="false" fo:min-height="1.266cm" fo:min-width="1.643cm" fo:padding-top="0.176cm" fo:padding-bottom="0.176cm" fo:padding-left="0.301cm" fo:padding-right="0.301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svg:stroke-width="0.102cm" svg:stroke-color="#000000" draw:marker-start-width="0.509cm" draw:marker-end-width="0.509cm" draw:fill="solid" draw:fill-color="#fff450" draw:textarea-horizontal-align="justify" draw:textarea-vertical-align="middle" draw:auto-grow-height="false" fo:min-height="1.172cm" fo:min-width="2.827cm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65c295"/>
      <style:paragraph-properties fo:text-align="center"/>
    </style:style>
    <style:style style:name="P3" style:family="paragraph">
      <loext:graphic-properties draw:fill="solid" draw:fill-color="#cccccc"/>
      <style:paragraph-properties fo:text-align="center"/>
    </style:style>
    <style:style style:name="P4" style:family="paragraph">
      <style:text-properties fo:background-color="#fff450"/>
    </style:style>
    <style:style style:name="P5" style:family="paragraph">
      <loext:graphic-properties draw:fill="none" draw:fill-color="#ffffff"/>
      <style:text-properties fo:background-color="#fff450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450"/>
      <style:paragraph-properties fo:text-align="center"/>
    </style:style>
    <style:style style:name="T1" style:family="text">
      <style:text-properties fo:background-color="#fff45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32cm" svg:height="1.524cm" svg:x="14.481cm" svg:y="1.435cm">
          <text:p text:style-name="P1">MS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4.13cm" svg:height="16.919cm" svg:x="2.016cm" svg:y="3.4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1" draw:id="id11" draw:layer="layout" svg:width="3.302cm" svg:height="1.651cm" svg:x="22.209cm" svg:y="10.144cm">
          <text:p text:style-name="P1">Queue</text:p>
          <text:p text:style-name="P1">Po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0" draw:id="id10" draw:layer="layout" svg:width="3.302cm" svg:height="1.524cm" svg:x="5.572cm" svg:y="13.446cm">
          <text:p text:style-name="P1">Postgres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3.81cm" svg:height="1.778cm" svg:x="10.017cm" svg:y="13.319cm">
          <text:p text:style-name="P1">State</text:p>
          <text:p text:style-name="P1">Machine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495cm" svg:height="0.962cm" svg:x="21.762cm" svg:y="5.572cm">
          <draw:text-box>
            <text:p text:style-name="P4"><text:span text:style-name="T1">Guarantee</text:span></text:p>
          </draw:text-box>
        </draw:frame>
        <draw:frame draw:style-name="gr7" draw:text-style-name="P5" draw:layer="layout" svg:width="2.263cm" svg:height="0.962cm" svg:x="16.113cm" svg:y="9.182cm">
          <draw:text-box>
            <text:p text:style-name="P4"><text:span text:style-name="T1">Action</text:span></text:p>
          </draw:text-box>
        </draw:frame>
        <draw:frame draw:style-name="gr8" draw:text-style-name="P5" draw:layer="layout" svg:width="3.423cm" svg:height="0.962cm" svg:x="7.858cm" svg:y="9.636cm">
          <draw:text-box>
            <text:p text:style-name="P4"><text:span text:style-name="T1">Reference</text:span></text:p>
          </draw:text-box>
        </draw:frame>
        <draw:connector draw:style-name="gr9" draw:text-style-name="P6" draw:layer="layout" draw:type="curve" svg:x1="16.513cm" svg:y1="2.197cm" svg:x2="21.256cm" svg:y2="6.969cm" draw:start-shape="id1" draw:start-glue-point="10" draw:end-shape="id2" draw:end-glue-point="0" svg:d="M16513 2197c3162 0 4743 1590 4743 4772" svg:viewBox="0 0 4744 4773">
          <text:p/>
        </draw:connector>
        <draw:custom-shape draw:style-name="gr10" draw:text-style-name="P1" xml:id="id4" draw:id="id4" draw:layer="layout" svg:width="4.826cm" svg:height="1.651cm" svg:x="13.192cm" svg:y="10.779cm">
          <text:p text:style-name="P1">Controller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curve" svg:x1="14.481cm" svg:y1="2.197cm" svg:x2="7.231cm" svg:y2="10.879cm" draw:start-shape="id1" draw:start-glue-point="6" draw:end-shape="id3" draw:end-glue-point="0" svg:d="M14481 2197c-4834 0-7250 2894-7250 8682" svg:viewBox="0 0 7251 8683">
          <text:p/>
        </draw:connector>
        <draw:custom-shape draw:style-name="gr11" draw:text-style-name="P2" draw:layer="layout" svg:width="2.54cm" svg:height="1.778cm" svg:x="6.207cm" svg:y="7.604cm">
          <text:p text:style-name="P1">MSG</text:p>
          <text:p text:style-name="P1">Attri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draw:type="curve" svg:x1="13.192cm" svg:y1="11.604cm" svg:x2="11.922cm" svg:y2="13.319cm" draw:start-shape="id4" draw:end-shape="id5" draw:end-glue-point="0" svg:d="M13192 11604c-847 0-1270 571-1270 1715" svg:viewBox="0 0 1271 1716">
          <text:p/>
        </draw:connector>
        <draw:custom-shape draw:style-name="gr12" draw:text-style-name="P1" xml:id="id6" draw:id="id6" draw:layer="layout" svg:width="3.937cm" svg:height="1.905cm" svg:x="10.017cm" svg:y="16.113cm">
          <text:p text:style-name="P1">Abstract</text:p>
          <text:p text:style-name="P1">Actio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curve" svg:x1="12.049cm" svg:y1="15.097cm" svg:x2="12.049cm" svg:y2="16.113cm" svg:d="M12049 15097v1016" svg:viewBox="0 0 1 1017">
          <text:p/>
        </draw:connector>
        <draw:custom-shape draw:style-name="gr13" draw:text-style-name="P1" xml:id="id9" draw:id="id9" draw:layer="layout" svg:width="3.175cm" svg:height="1.905cm" svg:x="16.494cm" svg:y="18.018cm">
          <text:p text:style-name="P1">End</text:p>
          <text:p text:style-name="P1">Action</text:p>
          <draw:enhanced-geometry svg:viewBox="0 0 21600 21600" draw:type="rectangle" draw:enhanced-path="M 0 0 L 21600 0 21600 21600 0 21600 0 0 Z N"/>
        </draw:custom-shape>
        <draw:custom-shape draw:style-name="gr13" draw:text-style-name="P1" xml:id="id8" draw:id="id8" draw:layer="layout" svg:width="3.175cm" svg:height="1.905cm" svg:x="16.494cm" svg:y="15.732cm">
          <text:p text:style-name="P1">Action</text:p>
          <draw:enhanced-geometry svg:viewBox="0 0 21600 21600" draw:type="rectangle" draw:enhanced-path="M 0 0 L 21600 0 21600 21600 0 21600 0 0 Z N"/>
        </draw:custom-shape>
        <draw:custom-shape draw:style-name="gr13" draw:text-style-name="P1" xml:id="id7" draw:id="id7" draw:layer="layout" svg:width="3.175cm" svg:height="1.905cm" svg:x="16.494cm" svg:y="13.446cm">
          <text:p text:style-name="P1">Actio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curve" svg:x1="13.954cm" svg:y1="17.065cm" svg:x2="16.494cm" svg:y2="14.398cm" draw:start-shape="id6" draw:start-glue-point="1" draw:end-shape="id7" svg:d="M13954 17065c1903 0 634-2667 2540-2667" svg:viewBox="0 0 2541 2668">
          <text:p/>
        </draw:connector>
        <draw:connector draw:style-name="gr9" draw:text-style-name="P6" draw:layer="layout" draw:type="curve" svg:x1="13.954cm" svg:y1="17.065cm" svg:x2="16.494cm" svg:y2="16.684cm" draw:start-shape="id6" draw:start-glue-point="1" draw:end-shape="id8" svg:d="M13954 17065c1903 0 634-381 2540-381" svg:viewBox="0 0 2541 382">
          <text:p/>
        </draw:connector>
        <draw:connector draw:style-name="gr9" draw:text-style-name="P6" draw:layer="layout" draw:type="curve" svg:x1="13.954cm" svg:y1="17.065cm" svg:x2="16.494cm" svg:y2="18.97cm" draw:start-shape="id6" draw:start-glue-point="1" draw:end-shape="id9" svg:d="M13954 17065c1903 0 634 1905 2540 1905" svg:viewBox="0 0 2541 1906">
          <text:p/>
        </draw:connector>
        <draw:connector draw:style-name="gr9" draw:text-style-name="P6" draw:layer="layout" draw:type="curve" draw:line-skew="-0.635cm" svg:x1="15.497cm" svg:y1="2.959cm" svg:x2="15.605cm" svg:y2="10.779cm" draw:start-shape="id1" draw:start-glue-point="8" draw:end-shape="id4" svg:d="M15497 2959c0 4912 108 1003 108 7820" svg:viewBox="0 0 109 7821">
          <text:p/>
        </draw:connector>
        <draw:connector draw:style-name="gr9" draw:text-style-name="P6" draw:layer="layout" draw:type="curve" svg:x1="19.669cm" svg:y1="14.398cm" svg:x2="18.018cm" svg:y2="11.604cm" draw:start-shape="id7" draw:end-shape="id4" draw:end-glue-point="1" svg:d="M19669 14398c825 0 1650-2794-1651-2794" svg:viewBox="0 0 2390 2795">
          <text:p/>
        </draw:connector>
        <draw:connector draw:style-name="gr9" draw:text-style-name="P6" draw:layer="layout" draw:type="curve" draw:line-skew="0.412cm" svg:x1="19.669cm" svg:y1="16.684cm" svg:x2="18.018cm" svg:y2="11.604cm" draw:start-shape="id8" draw:start-glue-point="1" draw:end-shape="id4" draw:end-glue-point="1" svg:d="M19669 16684c1443 0 2268-5080-1651-5080" svg:viewBox="0 0 2849 5081">
          <text:p/>
        </draw:connector>
        <draw:connector draw:style-name="gr9" draw:text-style-name="P6" draw:layer="layout" draw:type="curve" svg:x1="19.669cm" svg:y1="14.398cm" svg:x2="21.256cm" svg:y2="8.874cm" draw:start-shape="id7" draw:start-glue-point="1" draw:end-shape="id2" draw:end-glue-point="2" svg:d="M19669 14398c1058 0 1587-1841 1587-5524" svg:viewBox="0 0 1588 5525">
          <text:p/>
        </draw:connector>
        <draw:connector draw:style-name="gr9" draw:text-style-name="P6" draw:layer="layout" draw:type="curve" svg:x1="19.669cm" svg:y1="16.684cm" svg:x2="21.256cm" svg:y2="8.874cm" draw:start-shape="id8" draw:start-glue-point="1" draw:end-shape="id2" draw:end-glue-point="2" svg:d="M19669 16684c1058 0 1587-2603 1587-7810" svg:viewBox="0 0 1588 7811">
          <text:p/>
        </draw:connector>
        <draw:custom-shape draw:style-name="gr14" draw:text-style-name="P7" draw:layer="layout" svg:width="2.286cm" svg:height="1.778cm" svg:x="14.462cm" svg:y="7.096cm">
          <text:p text:style-name="P1">MSG</text:p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draw:type="curve" svg:x1="10.017cm" svg:y1="14.208cm" svg:x2="8.874cm" svg:y2="14.208cm" draw:start-shape="id5" draw:start-glue-point="3" draw:end-shape="id10" draw:end-glue-point="1" svg:d="M10017 14208h-1143" svg:viewBox="0 0 1144 1">
          <text:p/>
        </draw:connector>
        <draw:custom-shape draw:style-name="gr15" draw:text-style-name="P1" xml:id="id3" draw:id="id3" draw:layer="layout" svg:width="3.429cm" svg:height="1.524cm" svg:x="5.517cm" svg:y="10.879cm">
          <text:p text:style-name="P1">DAO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curve" svg:x1="7.231cm" svg:y1="12.403cm" svg:x2="7.223cm" svg:y2="13.446cm" draw:start-shape="id3" draw:start-glue-point="2" draw:end-shape="id10" draw:end-glue-point="0" svg:d="M7231 12403c0 783-8 262-8 1043" svg:viewBox="0 0 9 1044">
          <text:p/>
        </draw:connector>
        <draw:custom-shape draw:style-name="gr12" draw:text-style-name="P1" xml:id="id2" draw:id="id2" draw:layer="layout" svg:width="3.937cm" svg:height="1.905cm" svg:x="19.288cm" svg:y="6.969cm">
          <text:p text:style-name="P1">AWS Queue</text:p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16" draw:text-style-name="P1" xml:id="id12" draw:id="id12" draw:layer="layout" svg:width="3.048cm" svg:height="1.524cm" svg:x="2.587cm" svg:y="4.81cm">
          <text:p text:style-name="P1">Validat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curve" svg:x1="23.225cm" svg:y1="7.921cm" svg:x2="23.86cm" svg:y2="10.144cm" draw:start-shape="id2" draw:start-glue-point="1" draw:end-shape="id11" draw:end-glue-point="4" svg:d="M23225 7921c424 0 635 741 635 2223" svg:viewBox="0 0 636 2224">
          <text:p/>
        </draw:connector>
        <draw:connector draw:style-name="gr9" draw:text-style-name="P6" draw:layer="layout" draw:type="curve" svg:x1="4.111cm" svg:y1="4.81cm" svg:x2="14.778cm" svg:y2="2.736cm" draw:start-shape="id12" draw:start-glue-point="0" draw:end-shape="id1" draw:end-glue-point="7" svg:d="M4111 4810c0-1387 10667-351 10667-2074" svg:viewBox="0 0 10668 2075">
          <text:p/>
        </draw:connector>
        <draw:custom-shape draw:style-name="gr17" draw:text-style-name="P7" xml:id="id13" draw:id="id13" draw:layer="layout" svg:width="3.175cm" svg:height="2.286cm" svg:x="2.524cm" svg:y="7.35cm">
          <text:p text:style-name="P1">Json</text:p>
          <text:p text:style-name="P1">Schem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6" draw:layer="layout" draw:type="curve" svg:x1="4.111cm" svg:y1="6.334cm" svg:x2="4.112cm" svg:y2="7.35cm" draw:start-shape="id12" draw:start-glue-point="2" draw:end-shape="id13" draw:end-glue-point="4" svg:d="M4111 6334c0 762 1 254 1 1016" svg:viewBox="0 0 2 1017">
          <text:p/>
        </draw:connector>
        <draw:connector draw:style-name="gr18" draw:text-style-name="P6" draw:layer="layout" svg:x1="10.017cm" svg:y1="17.065cm" svg:x2="4.112cm" svg:y2="9.636cm" draw:start-shape="id6" draw:start-glue-point="3" draw:end-shape="id13" draw:end-glue-point="8" svg:d="M10017 17065h-5905v-7429" svg:viewBox="0 0 5906 7430">
          <text:p/>
        </draw:connector>
        <draw:custom-shape draw:style-name="gr19" draw:text-style-name="P7" draw:layer="layout" svg:width="3.429cm" svg:height="1.524cm" svg:x="9.636cm" svg:y="4.556cm">
          <text:p text:style-name="P1">Parameter</text:p>
          <text:p text:style-name="P1">Stor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4T12:42:16.978627503</meta:creation-date>
    <dc:date>2020-09-07T19:20:29.255050951</dc:date>
    <meta:editing-duration>PT54M37S</meta:editing-duration>
    <meta:editing-cycles>17</meta:editing-cycles>
    <meta:generator>LibreOffice/6.0.7.3$Linux_X86_64 LibreOffice_project/00m0$Build-3</meta:generator>
    <meta:document-statistic meta:object-count="38"/>
  </office:meta>
</office:document-meta>
</file>